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8C0000008CD69649CE.jpg" manifest:media-type="image/jpeg"/>
  <manifest:file-entry manifest:full-path="Pictures/10000000000000F00000009FB59EFDDD.jpg" manifest:media-type="image/jpeg"/>
  <manifest:file-entry manifest:full-path="Pictures/10000000000001B8000001B8128ED601.jpg" manifest:media-type="image/jpeg"/>
  <manifest:file-entry manifest:full-path="Pictures/1000000000000092000000C01EEA1510.png" manifest:media-type="image/png"/>
  <manifest:file-entry manifest:full-path="Pictures/100002010000008C000000911CAEC9B6.png" manifest:media-type="image/png"/>
  <manifest:file-entry manifest:full-path="Pictures/1000020100000046000000F07D6B8FDF.png" manifest:media-type="image/png"/>
  <manifest:file-entry manifest:full-path="Pictures/1000000000000378000001687C7CD059.jpg" manifest:media-type="image/jpeg"/>
  <manifest:file-entry manifest:full-path="Pictures/10000200000000590000006CC6EE8584.gif" manifest:media-type="image/gif"/>
  <manifest:file-entry manifest:full-path="Pictures/100000000000005E0000005EAD372462.png" manifest:media-type="image/png"/>
  <manifest:file-entry manifest:full-path="Pictures/100000000000005E0000005E71533790.png" manifest:media-type="image/png"/>
  <manifest:file-entry manifest:full-path="Pictures/100000000000000800000008DD0ADA29.png" manifest:media-type="image/png"/>
  <manifest:file-entry manifest:full-path="Pictures/100000000000005E0000005E4FF81E94.png" manifest:media-type="image/png"/>
  <manifest:file-entry manifest:full-path="Pictures/100000000000005E0000005E9146F0E7.png" manifest:media-type="image/png"/>
  <manifest:file-entry manifest:full-path="Pictures/10000201000000E9000000ED0E1C56F0.png" manifest:media-type="image/png"/>
  <manifest:file-entry manifest:full-path="Pictures/100000000000005E0000005EA38222D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Αντικείμενο_20_χωρίς_20_γέμισμα_20_και_20_χωρίς_20_γραμμή">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draw:marker-end="Arrow" draw:marker-end-width="0.3cm" draw:fill="none" draw:textarea-vertical-align="middle"/>
    </style:style>
    <style:style style:name="gr3" style:family="graphic" style:parent-style-name="Αντικείμενο_20_χωρίς_20_γέμισμα_20_και_20_χωρίς_20_γραμμή">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bitmap" draw:fill-image-name="Empty" draw:textarea-horizontal-align="justify" draw:textarea-vertical-align="middle" draw:auto-grow-height="false" fo:min-height="2.215cm" fo:min-width="2.702cm" fo:wrap-option="no-wrap"/>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text-properties style:use-window-font-color="true"/>
    </style:style>
    <style:style style:name="P4" style:family="paragraph">
      <style:paragraph-properties fo:text-align="center"/>
      <style:text-properties fo:font-size="18pt"/>
    </style:style>
    <style:style style:name="P5" style:family="paragraph">
      <loext:graphic-properties draw:fill="bitmap" draw:fill-image-name="Empty"/>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Προεπιλογή">
        <draw:frame draw:style-name="gr1" draw:text-style-name="P1" draw:layer="layout" svg:width="2.354cm" svg:height="2.857cm" svg:x="12.823cm" svg:y="9.072cm">
          <draw:image xlink:href="Pictures/10000200000000590000006CC6EE8584.gif" xlink:type="simple" xlink:show="embed" xlink:actuate="onLoad">
            <text:p/>
          </draw:image>
        </draw:frame>
      </draw:page>
      <draw:page draw:name="page2" draw:style-name="dp1" draw:master-page-name="Προεπιλογή">
        <draw:frame draw:style-name="gr1" draw:text-style-name="P1" draw:layer="layout" svg:width="2.354cm" svg:height="2.857cm" svg:x="12.823cm" svg:y="9.072cm">
          <draw:image xlink:href="Pictures/10000200000000590000006CC6EE8584.gif" xlink:type="simple" xlink:show="embed" xlink:actuate="onLoad">
            <text:p/>
          </draw:image>
        </draw:frame>
        <draw:frame draw:style-name="gr1" draw:text-style-name="P1" draw:layer="layout" svg:width="3cm" svg:height="3.946cm" svg:x="4.7cm" svg:y="15.4cm">
          <draw:image xlink:href="Pictures/1000000000000092000000C01EEA1510.png" xlink:type="simple" xlink:show="embed" xlink:actuate="onLoad">
            <text:p/>
          </draw:image>
        </draw:frame>
      </draw:page>
      <draw:page draw:name="page3" draw:style-name="dp1" draw:master-page-name="Προεπιλογή">
        <draw:frame draw:style-name="gr1" draw:text-style-name="P1" xml:id="id2" draw:id="id2" draw:layer="layout" svg:width="2.354cm" svg:height="2.857cm" svg:x="12.823cm" svg:y="9.072cm">
          <draw:image xlink:href="Pictures/10000200000000590000006CC6EE8584.gif" xlink:type="simple" xlink:show="embed" xlink:actuate="onLoad">
            <text:p/>
          </draw:image>
        </draw:frame>
        <draw:frame draw:style-name="gr1" draw:text-style-name="P1" xml:id="id1" draw:id="id1" draw:layer="layout" svg:width="3cm" svg:height="3.946cm" svg:x="4.7cm" svg:y="15.4cm">
          <draw:image xlink:href="Pictures/1000000000000092000000C01EEA1510.png" xlink:type="simple" xlink:show="embed" xlink:actuate="onLoad">
            <text:p/>
          </draw:image>
        </draw:frame>
        <draw:connector draw:style-name="gr2" draw:text-style-name="P2" draw:layer="layout" draw:type="curve" svg:x1="7.7cm" svg:y1="17.373cm" svg:x2="14cm" svg:y2="11.929cm" draw:start-shape="id1" draw:start-glue-point="1" draw:end-shape="id2" draw:end-glue-point="2" svg:d="M7700 17373c4200 0 6300-1814 6300-5444" svg:viewBox="0 0 6301 5445">
          <text:p/>
        </draw:connector>
      </draw:page>
      <draw:page draw:name="page4" draw:style-name="dp1" draw:master-page-name="Προεπιλογή">
        <draw:frame draw:style-name="gr1" draw:text-style-name="P1" xml:id="id4" draw:id="id4" draw:layer="layout" svg:width="2.354cm" svg:height="2.857cm" svg:x="12.823cm" svg:y="9.072cm">
          <draw:image xlink:href="Pictures/10000200000000590000006CC6EE8584.gif" xlink:type="simple" xlink:show="embed" xlink:actuate="onLoad">
            <text:p/>
          </draw:image>
        </draw:frame>
        <draw:frame draw:style-name="gr1" draw:text-style-name="P1" xml:id="id3" draw:id="id3" draw:layer="layout" svg:width="3cm" svg:height="3.946cm" svg:x="4.7cm" svg:y="15.4cm">
          <draw:image xlink:href="Pictures/1000000000000092000000C01EEA1510.png" xlink:type="simple" xlink:show="embed" xlink:actuate="onLoad">
            <text:p/>
          </draw:image>
        </draw:frame>
        <draw:connector draw:style-name="gr2" draw:text-style-name="P2" draw:layer="layout" draw:type="curve" svg:x1="7.7cm" svg:y1="17.373cm" svg:x2="14cm" svg:y2="11.929cm" draw:start-shape="id3" draw:start-glue-point="1" draw:end-shape="id4" draw:end-glue-point="2" svg:d="M7700 17373c4200 0 6300-1814 6300-5444" svg:viewBox="0 0 6301 5445">
          <text:p/>
        </draw:connector>
        <draw:frame draw:style-name="gr1" draw:text-style-name="P1" draw:layer="layout" svg:width="7.517cm" svg:height="3.047cm" svg:x="13.383cm" svg:y="15.4cm">
          <draw:image xlink:href="Pictures/1000000000000378000001687C7CD059.jpg" xlink:type="simple" xlink:show="embed" xlink:actuate="onLoad">
            <text:p/>
          </draw:image>
        </draw:frame>
      </draw:page>
      <draw:page draw:name="page5" draw:style-name="dp1" draw:master-page-name="Προεπιλογή">
        <draw:frame draw:style-name="gr1" draw:text-style-name="P1" xml:id="id6" draw:id="id6" draw:layer="layout" svg:width="2.354cm" svg:height="2.857cm" svg:x="12.823cm" svg:y="9.072cm">
          <draw:image xlink:href="Pictures/10000200000000590000006CC6EE8584.gif" xlink:type="simple" xlink:show="embed" xlink:actuate="onLoad">
            <text:p/>
          </draw:image>
        </draw:frame>
        <draw:frame draw:style-name="gr3" draw:text-style-name="P3" xml:id="id5" draw:id="id5" draw:layer="layout" svg:width="3cm" svg:height="3.946cm" svg:x="4.7cm" svg:y="15.4cm">
          <draw:image xlink:href="Pictures/1000000000000092000000C01EEA1510.png" xlink:type="simple" xlink:show="embed" xlink:actuate="onLoad">
            <text:p text:style-name="P3"/>
          </draw:image>
        </draw:frame>
        <draw:connector draw:style-name="gr4" draw:text-style-name="P2" draw:layer="layout" draw:type="curve" svg:x1="7.7cm" svg:y1="17.373cm" svg:x2="14cm" svg:y2="11.929cm" draw:start-shape="id5" draw:start-glue-point="1" draw:end-shape="id6" draw:end-glue-point="2" svg:d="M7700 17373c4200 0 6300-1814 6300-5444" svg:viewBox="0 0 6301 5445">
          <text:p text:style-name="P1"/>
        </draw:connector>
        <draw:frame draw:style-name="gr3" draw:text-style-name="P1" draw:layer="layout" svg:width="0.591cm" svg:height="2.031cm" svg:x="11.109cm" svg:y="15.869cm">
          <draw:image xlink:href="Pictures/1000020100000046000000F07D6B8FDF.png" xlink:type="simple" xlink:show="embed" xlink:actuate="onLoad">
            <text:p text:style-name="P1">#812260</text:p>
          </draw:image>
        </draw:frame>
      </draw:page>
      <draw:page draw:name="page6" draw:style-name="dp1" draw:master-page-name="Προεπιλογή">
        <draw:frame draw:style-name="gr1" draw:text-style-name="P1" xml:id="id8" draw:id="id8" draw:layer="layout" svg:width="2.354cm" svg:height="2.857cm" svg:x="12.823cm" svg:y="9.072cm">
          <draw:image xlink:href="Pictures/10000200000000590000006CC6EE8584.gif" xlink:type="simple" xlink:show="embed" xlink:actuate="onLoad">
            <text:p/>
          </draw:image>
        </draw:frame>
        <draw:frame draw:style-name="gr3" draw:text-style-name="P3" xml:id="id7" draw:id="id7" draw:layer="layout" svg:width="3cm" svg:height="3.946cm" svg:x="4.7cm" svg:y="15.4cm">
          <draw:image xlink:href="Pictures/1000000000000092000000C01EEA1510.png" xlink:type="simple" xlink:show="embed" xlink:actuate="onLoad">
            <text:p/>
          </draw:image>
        </draw:frame>
        <draw:connector draw:style-name="gr4" draw:text-style-name="P2" draw:layer="layout" draw:type="curve" svg:x1="7.7cm" svg:y1="17.373cm" svg:x2="14cm" svg:y2="11.929cm" draw:start-shape="id7" draw:start-glue-point="1" draw:end-shape="id8" draw:end-glue-point="2" svg:d="M7700 17373c4200 0 6300-1814 6300-5444" svg:viewBox="0 0 6301 5445">
          <text:p/>
        </draw:connector>
        <draw:frame draw:style-name="gr3" draw:text-style-name="P4" draw:layer="layout" svg:width="0.591cm" svg:height="2.031cm" svg:x="11.109cm" svg:y="15.869cm">
          <draw:image xlink:href="Pictures/1000020100000046000000F07D6B8FDF.png" xlink:type="simple" xlink:show="embed" xlink:actuate="onLoad">
            <text:p text:style-name="P4">#812260</text:p>
          </draw:image>
        </draw:frame>
        <draw:frame draw:style-name="gr1" draw:text-style-name="P1" draw:layer="layout" svg:width="2.2cm" svg:height="2.238cm" svg:x="13.1cm" svg:y="10.4cm">
          <draw:image xlink:href="Pictures/10000201000000E9000000ED0E1C56F0.png" xlink:type="simple" xlink:show="embed" xlink:actuate="onLoad">
            <text:p/>
          </draw:image>
        </draw:frame>
        <draw:custom-shape draw:style-name="gr5" draw:text-style-name="P5" draw:layer="layout" svg:width="4.9cm" svg:height="3.8cm" svg:x="15.9cm" svg:y="4.9cm">
          <text:p text:style-name="P1">Access</text:p>
          <text:p text:style-name="P1">Denied</text:p>
          <draw:enhanced-geometry svg:viewBox="0 0 21600 21600" draw:text-areas="3000 3320 17110 17330" draw:type="cloud-callout" draw:modifiers="-3314.2623954295 28316.96921862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7" draw:style-name="dp1" draw:master-page-name="Προεπιλογή">
        <draw:frame draw:style-name="gr1" draw:text-style-name="P1" xml:id="id10" draw:id="id10" draw:layer="layout" svg:width="2.354cm" svg:height="2.857cm" svg:x="12.823cm" svg:y="9.072cm">
          <draw:image xlink:href="Pictures/10000200000000590000006CC6EE8584.gif" xlink:type="simple" xlink:show="embed" xlink:actuate="onLoad">
            <text:p/>
          </draw:image>
        </draw:frame>
        <draw:frame draw:style-name="gr3" draw:text-style-name="P3" xml:id="id9" draw:id="id9" draw:layer="layout" svg:width="3cm" svg:height="3.946cm" svg:x="4.7cm" svg:y="15.4cm">
          <draw:image xlink:href="Pictures/1000000000000092000000C01EEA1510.png" xlink:type="simple" xlink:show="embed" xlink:actuate="onLoad">
            <text:p/>
          </draw:image>
        </draw:frame>
        <draw:connector draw:style-name="gr4" draw:text-style-name="P2" draw:layer="layout" draw:type="curve" svg:x1="7.7cm" svg:y1="17.373cm" svg:x2="14cm" svg:y2="11.929cm" draw:start-shape="id9" draw:start-glue-point="1" draw:end-shape="id10" draw:end-glue-point="2" svg:d="M7700 17373c4200 0 6300-1814 6300-5444" svg:viewBox="0 0 6301 5445">
          <text:p/>
        </draw:connector>
        <draw:frame draw:style-name="gr3" draw:text-style-name="P4" draw:layer="layout" svg:width="0.591cm" svg:height="2.031cm" svg:x="11.109cm" svg:y="15.869cm">
          <draw:image xlink:href="Pictures/1000020100000046000000F07D6B8FDF.png" xlink:type="simple" xlink:show="embed" xlink:actuate="onLoad">
            <text:p text:style-name="P4">#812260</text:p>
          </draw:image>
        </draw:frame>
        <draw:frame draw:style-name="gr1" draw:text-style-name="P1" xml:id="id12" draw:id="id12" draw:layer="layout" svg:width="2.2cm" svg:height="2.238cm" svg:x="13.1cm" svg:y="10.4cm">
          <draw:image xlink:href="Pictures/10000201000000E9000000ED0E1C56F0.png" xlink:type="simple" xlink:show="embed" xlink:actuate="onLoad">
            <text:p/>
          </draw:image>
        </draw:frame>
        <draw:frame draw:style-name="gr1" draw:text-style-name="P1" xml:id="id11" draw:id="id11" draw:layer="layout" svg:width="3.1cm" svg:height="3.21cm" svg:x="5.8cm" svg:y="4.49cm">
          <draw:image xlink:href="Pictures/100002010000008C000000911CAEC9B6.png" xlink:type="simple" xlink:show="embed" xlink:actuate="onLoad">
            <text:p/>
          </draw:image>
        </draw:frame>
        <draw:frame draw:style-name="gr1" draw:text-style-name="P1" xml:id="id15" draw:id="id15" draw:layer="layout" svg:width="3.206cm" svg:height="3.206cm" svg:x="10.094cm" svg:y="0.294cm">
          <draw:image xlink:href="Pictures/10000000000001B8000001B8128ED601.jpg" xlink:type="simple" xlink:show="embed" xlink:actuate="onLoad">
            <text:p/>
          </draw:image>
        </draw:frame>
        <draw:frame draw:style-name="gr1" draw:text-style-name="P1" xml:id="id13" draw:id="id13" draw:layer="layout" svg:width="6.349cm" svg:height="4.206cm" svg:x="15.5cm" svg:y="0.094cm">
          <draw:image xlink:href="Pictures/10000000000000F00000009FB59EFDDD.jpg" xlink:type="simple" xlink:show="embed" xlink:actuate="onLoad">
            <text:p/>
          </draw:image>
        </draw:frame>
        <draw:frame draw:style-name="gr1" draw:text-style-name="P1" xml:id="id14" draw:id="id14" draw:layer="layout" svg:width="3.303cm" svg:height="3.303cm" svg:x="21.697cm" svg:y="7.197cm">
          <draw:image xlink:href="Pictures/100000000000008C0000008CD69649CE.jpg" xlink:type="simple" xlink:show="embed" xlink:actuate="onLoad">
            <text:p/>
          </draw:image>
        </draw:frame>
        <draw:connector draw:style-name="gr2" draw:text-style-name="P2" draw:layer="layout" draw:type="curve" svg:x1="7.35cm" svg:y1="7.7cm" svg:x2="14.2cm" svg:y2="10.4cm" draw:start-shape="id11" draw:start-glue-point="2" draw:end-shape="id12" draw:end-glue-point="0" svg:d="M7350 7700c0 2025 6850 675 6850 2700" svg:viewBox="0 0 6851 2701">
          <text:p/>
        </draw:connector>
        <draw:connector draw:style-name="gr2" draw:text-style-name="P2" draw:layer="layout" draw:type="curve" svg:x1="18.674cm" svg:y1="4.3cm" svg:x2="14.2cm" svg:y2="10.4cm" draw:start-shape="id13" draw:start-glue-point="2" draw:end-shape="id12" draw:end-glue-point="0" svg:d="M18674 4300c0 4575-4474 1525-4474 6100" svg:viewBox="0 0 4475 6101">
          <text:p/>
        </draw:connector>
        <draw:connector draw:style-name="gr2" draw:text-style-name="P2" draw:layer="layout" draw:type="curve" svg:x1="21.697cm" svg:y1="8.848cm" svg:x2="14.2cm" svg:y2="10.4cm" draw:start-shape="id14" draw:start-glue-point="3" draw:end-shape="id12" draw:end-glue-point="0" svg:d="M21697 8848c-4998 0-7497 517-7497 1552" svg:viewBox="0 0 7498 1553">
          <text:p/>
        </draw:connector>
        <draw:connector draw:style-name="gr2" draw:text-style-name="P2" draw:layer="layout" draw:type="curve" svg:x1="11.697cm" svg:y1="3.5cm" svg:x2="14.293cm" svg:y2="10.12cm" draw:start-shape="id15" draw:start-glue-point="2" svg:d="M11697 3500c0 5340 2596 2030 2596 6620" svg:viewBox="0 0 2597 6621">
          <text:p/>
        </draw:connector>
        <draw:frame draw:style-name="gr3" draw:text-style-name="P4" draw:layer="layout" svg:width="0.591cm" svg:height="2.031cm" svg:x="8.6cm" svg:y="7.869cm">
          <draw:image xlink:href="Pictures/1000020100000046000000F07D6B8FDF.png" xlink:type="simple" xlink:show="embed" xlink:actuate="onLoad">
            <text:p text:style-name="P4">#58704</text:p>
          </draw:image>
        </draw:frame>
        <draw:frame draw:style-name="gr3" draw:text-style-name="P4" draw:layer="layout" svg:width="0.591cm" svg:height="2.031cm" svg:x="12.1cm" svg:y="5.2cm">
          <draw:image xlink:href="Pictures/1000020100000046000000F07D6B8FDF.png" xlink:type="simple" xlink:show="embed" xlink:actuate="onLoad">
            <text:p text:style-name="P4">#99340</text:p>
          </draw:image>
        </draw:frame>
        <draw:frame draw:style-name="gr3" draw:text-style-name="P4" draw:layer="layout" svg:width="0.591cm" svg:height="2.031cm" svg:x="19.009cm" svg:y="8.1cm">
          <draw:image xlink:href="Pictures/1000020100000046000000F07D6B8FDF.png" xlink:type="simple" xlink:show="embed" xlink:actuate="onLoad">
            <text:p text:style-name="P4">#241634</text:p>
          </draw:image>
        </draw:frame>
        <draw:frame draw:style-name="gr3" draw:text-style-name="P4" draw:layer="layout" svg:width="0.591cm" svg:height="2.031cm" svg:x="17.609cm" svg:y="5.669cm">
          <draw:image xlink:href="Pictures/1000020100000046000000F07D6B8FDF.png" xlink:type="simple" xlink:show="embed" xlink:actuate="onLoad">
            <text:p text:style-name="P4">#26979</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Subtle_20_Tango_20_Green" draw:display-name="Subtle Tango Green" draw:style="linear" draw:start-color="#94bd5e" draw:end-color="#5c8526" draw:start-intensity="100%" draw:end-intensity="100%" draw:angle="600" draw:border="0%"/>
    <draw:fill-image draw:name="Aqua" xlink:href="Pictures/100000000000005E0000005EA38222DC.png" xlink:type="simple" xlink:show="embed" xlink:actuate="onLoad"/>
    <draw:fill-image draw:name="Coarse" xlink:href="Pictures/100000000000005E0000005E9146F0E7.png" xlink:type="simple" xlink:show="embed" xlink:actuate="onLoad"/>
    <draw:fill-image draw:name="Empty" xlink:href="Pictures/100000000000000800000008DD0ADA29.png" xlink:type="simple" xlink:show="embed" xlink:actuate="onLoad"/>
    <draw:fill-image draw:name="Sky" xlink:href="Pictures/100000000000005E0000005E71533790.png" xlink:type="simple" xlink:show="embed" xlink:actuate="onLoad"/>
    <draw:fill-image draw:name="Space" xlink:href="Pictures/100000000000005E0000005EAD372462.png" xlink:type="simple" xlink:show="embed" xlink:actuate="onLoad"/>
    <draw:fill-image draw:name="Wet" xlink:href="Pictures/100000000000005E0000005E4FF81E94.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Προεπιλογή"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anagiotis Moutsopoulos</meta:initial-creator>
    <meta:creation-date>2015-11-20T08:44:27.704000000</meta:creation-date>
    <dc:date>2015-11-20T09:11:14.745000000</dc:date>
    <dc:creator>Panagiotis Moutsopoulos</dc:creator>
    <meta:editing-duration>PT1M18S</meta:editing-duration>
    <meta:editing-cycles>1</meta:editing-cycles>
    <meta:document-statistic meta:object-count="37"/>
    <meta:generator>LibreOffice/4.4.6.3$Windows_x86 LibreOffice_project/e8938fd3328e95dcf59dd64e7facd2c7d67c704d</meta:generator>
  </office:meta>
</office:document-meta>
</file>